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eb1f5" officeooo:paragraph-rsid="000eb1f5"/>
    </style:style>
    <style:style style:name="P2" style:family="paragraph" style:parent-style-name="Standard">
      <style:text-properties officeooo:rsid="000fd1ee" officeooo:paragraph-rsid="000fd1ee"/>
    </style:style>
    <style:style style:name="P3" style:family="paragraph" style:parent-style-name="Standard">
      <style:text-properties officeooo:rsid="0011fca1" officeooo:paragraph-rsid="0011fca1"/>
    </style:style>
    <style:style style:name="P4" style:family="paragraph" style:parent-style-name="Standard">
      <style:text-properties officeooo:rsid="001374c9" officeooo:paragraph-rsid="001374c9"/>
    </style:style>
    <style:style style:name="P5" style:family="paragraph" style:parent-style-name="Standard">
      <style:text-properties officeooo:rsid="00149495" officeooo:paragraph-rsid="00149495"/>
    </style:style>
    <style:style style:name="P6" style:family="paragraph" style:parent-style-name="Standard">
      <style:text-properties officeooo:rsid="00168641" officeooo:paragraph-rsid="00168641"/>
    </style:style>
    <style:style style:name="P7" style:family="paragraph" style:parent-style-name="Standard">
      <style:text-properties officeooo:rsid="00172eb4" officeooo:paragraph-rsid="00172eb4"/>
    </style:style>
    <style:style style:name="P8" style:family="paragraph" style:parent-style-name="Standard">
      <style:text-properties officeooo:rsid="0018e7ef" officeooo:paragraph-rsid="0018e7ef"/>
    </style:style>
    <style:style style:name="P9" style:family="paragraph" style:parent-style-name="Standard">
      <style:text-properties officeooo:rsid="001a99a7" officeooo:paragraph-rsid="001a99a7"/>
    </style:style>
    <style:style style:name="P10" style:family="paragraph" style:parent-style-name="Standard">
      <style:text-properties officeooo:rsid="001b5252" officeooo:paragraph-rsid="001b5252"/>
    </style:style>
    <style:style style:name="P11" style:family="paragraph" style:parent-style-name="Standard">
      <style:text-properties officeooo:rsid="001d1f05" officeooo:paragraph-rsid="001d1f05"/>
    </style:style>
    <style:style style:name="P12" style:family="paragraph" style:parent-style-name="Standard">
      <style:text-properties officeooo:rsid="001e3913" officeooo:paragraph-rsid="001e3913"/>
    </style:style>
    <style:style style:name="P13" style:family="paragraph" style:parent-style-name="Standard">
      <style:text-properties officeooo:rsid="001ee0ec" officeooo:paragraph-rsid="001ee0ec"/>
    </style:style>
    <style:style style:name="P14" style:family="paragraph" style:parent-style-name="Standard">
      <style:text-properties officeooo:rsid="001fabad" officeooo:paragraph-rsid="001fabad"/>
    </style:style>
    <style:style style:name="P15" style:family="paragraph" style:parent-style-name="Standard">
      <style:text-properties officeooo:rsid="00225639" officeooo:paragraph-rsid="00225639"/>
    </style:style>
    <style:style style:name="P16" style:family="paragraph" style:parent-style-name="Standard">
      <style:text-properties officeooo:rsid="002338e3" officeooo:paragraph-rsid="002338e3"/>
    </style:style>
    <style:style style:name="P17" style:family="paragraph" style:parent-style-name="Standard">
      <style:text-properties officeooo:rsid="0023c5a1" officeooo:paragraph-rsid="0023c5a1"/>
    </style:style>
    <style:style style:name="P18" style:family="paragraph" style:parent-style-name="Standard">
      <style:text-properties officeooo:rsid="0025166a" officeooo:paragraph-rsid="0025166a"/>
    </style:style>
    <style:style style:name="P19" style:family="paragraph" style:parent-style-name="Standard">
      <style:text-properties officeooo:rsid="00251af1" officeooo:paragraph-rsid="00251af1"/>
    </style:style>
    <style:style style:name="P20" style:family="paragraph" style:parent-style-name="Standard">
      <style:text-properties officeooo:rsid="0025ebd8" officeooo:paragraph-rsid="0025ebd8"/>
    </style:style>
    <style:style style:name="P21" style:family="paragraph" style:parent-style-name="Standard">
      <style:text-properties officeooo:rsid="00269507" officeooo:paragraph-rsid="00269507"/>
    </style:style>
    <style:style style:name="P22" style:family="paragraph" style:parent-style-name="Standard">
      <style:text-properties officeooo:rsid="00269732" officeooo:paragraph-rsid="00269732"/>
    </style:style>
    <style:style style:name="P23" style:family="paragraph" style:parent-style-name="Standard">
      <style:text-properties officeooo:rsid="00275324" officeooo:paragraph-rsid="00275324"/>
    </style:style>
    <style:style style:name="P24" style:family="paragraph" style:parent-style-name="Standard">
      <style:text-properties officeooo:rsid="00293aec" officeooo:paragraph-rsid="00293aec"/>
    </style:style>
    <style:style style:name="P25" style:family="paragraph" style:parent-style-name="Standard">
      <style:text-properties officeooo:rsid="0029b59e" officeooo:paragraph-rsid="0029b59e"/>
    </style:style>
    <style:style style:name="P26" style:family="paragraph" style:parent-style-name="Standard">
      <style:text-properties officeooo:rsid="002dc58e" officeooo:paragraph-rsid="002dc58e"/>
    </style:style>
    <style:style style:name="P27" style:family="paragraph" style:parent-style-name="Standard">
      <style:text-properties officeooo:rsid="002f833a" officeooo:paragraph-rsid="002f833a"/>
    </style:style>
    <style:style style:name="P28" style:family="paragraph" style:parent-style-name="Standard">
      <style:text-properties officeooo:rsid="0030ad64" officeooo:paragraph-rsid="0030ad64"/>
    </style:style>
    <style:style style:name="P29" style:family="paragraph" style:parent-style-name="Standard">
      <style:text-properties officeooo:rsid="0030d9bf" officeooo:paragraph-rsid="0030d9bf"/>
    </style:style>
    <style:style style:name="P30" style:family="paragraph" style:parent-style-name="Standard">
      <style:text-properties officeooo:rsid="0032bae7" officeooo:paragraph-rsid="0032bae7"/>
    </style:style>
    <style:style style:name="P31" style:family="paragraph" style:parent-style-name="Standard">
      <style:text-properties officeooo:rsid="003916ed" officeooo:paragraph-rsid="003916ed"/>
    </style:style>
    <style:style style:name="P32" style:family="paragraph" style:parent-style-name="Standard">
      <style:text-properties officeooo:rsid="003a69b9" officeooo:paragraph-rsid="003a69b9"/>
    </style:style>
    <style:style style:name="P33" style:family="paragraph" style:parent-style-name="Standard">
      <style:text-properties officeooo:rsid="003ba8b2" officeooo:paragraph-rsid="003ba8b2"/>
    </style:style>
    <style:style style:name="P34" style:family="paragraph" style:parent-style-name="Standard">
      <style:text-properties officeooo:rsid="003e73d5" officeooo:paragraph-rsid="003e73d5"/>
    </style:style>
    <style:style style:name="P35" style:family="paragraph" style:parent-style-name="Standard">
      <style:text-properties officeooo:rsid="004072c5" officeooo:paragraph-rsid="004072c5"/>
    </style:style>
    <style:style style:name="P36" style:family="paragraph" style:parent-style-name="Standard">
      <style:text-properties officeooo:rsid="00426ecf" officeooo:paragraph-rsid="00426ecf"/>
    </style:style>
    <style:style style:name="P37" style:family="paragraph" style:parent-style-name="Standard">
      <style:text-properties officeooo:rsid="00441bcc" officeooo:paragraph-rsid="00441bcc"/>
    </style:style>
    <style:style style:name="P38" style:family="paragraph" style:parent-style-name="Standard">
      <style:text-properties officeooo:rsid="0044872b" officeooo:paragraph-rsid="0044872b"/>
    </style:style>
    <style:style style:name="P39" style:family="paragraph" style:parent-style-name="Standard">
      <style:text-properties officeooo:rsid="00466912" officeooo:paragraph-rsid="00466912"/>
    </style:style>
    <style:style style:name="P40" style:family="paragraph" style:parent-style-name="Standard">
      <style:text-properties officeooo:rsid="00494bc4" officeooo:paragraph-rsid="00494bc4"/>
    </style:style>
    <style:style style:name="P41" style:family="paragraph" style:parent-style-name="Standard">
      <style:text-properties officeooo:rsid="004a4e3f" officeooo:paragraph-rsid="004a4e3f"/>
    </style:style>
    <style:style style:name="P42" style:family="paragraph" style:parent-style-name="Standard">
      <style:text-properties officeooo:rsid="004b85b3" officeooo:paragraph-rsid="004b85b3"/>
    </style:style>
    <style:style style:name="P43" style:family="paragraph" style:parent-style-name="Standard">
      <style:text-properties officeooo:rsid="004c2a20" officeooo:paragraph-rsid="004c2a20"/>
    </style:style>
    <style:style style:name="P44" style:family="paragraph" style:parent-style-name="Standard">
      <style:text-properties officeooo:rsid="004f18f7" officeooo:paragraph-rsid="004f18f7"/>
    </style:style>
    <style:style style:name="P45" style:family="paragraph" style:parent-style-name="Standard">
      <style:text-properties officeooo:rsid="00510816" officeooo:paragraph-rsid="00510816"/>
    </style:style>
    <style:style style:name="P46" style:family="paragraph" style:parent-style-name="Standard">
      <style:text-properties officeooo:rsid="00514b18" officeooo:paragraph-rsid="00514b18"/>
    </style:style>
    <style:style style:name="P47" style:family="paragraph" style:parent-style-name="Standard">
      <style:text-properties officeooo:rsid="0051b546" officeooo:paragraph-rsid="0051b546"/>
    </style:style>
    <style:style style:name="P48" style:family="paragraph" style:parent-style-name="Standard">
      <style:text-properties officeooo:rsid="0053883f" officeooo:paragraph-rsid="0053883f"/>
    </style:style>
    <style:style style:name="P49" style:family="paragraph" style:parent-style-name="Standard">
      <style:text-properties officeooo:rsid="0056582a" officeooo:paragraph-rsid="0056582a"/>
    </style:style>
    <style:style style:name="P50" style:family="paragraph" style:parent-style-name="Standard">
      <style:text-properties officeooo:rsid="005683c2" officeooo:paragraph-rsid="005683c2"/>
    </style:style>
    <style:style style:name="P51" style:family="paragraph" style:parent-style-name="Standard">
      <style:text-properties officeooo:rsid="005a0edf" officeooo:paragraph-rsid="005a0edf"/>
    </style:style>
    <style:style style:name="P52" style:family="paragraph" style:parent-style-name="Standard">
      <style:text-properties officeooo:rsid="005d6653" officeooo:paragraph-rsid="005d6653"/>
    </style:style>
    <style:style style:name="P53" style:family="paragraph" style:parent-style-name="Standard">
      <style:text-properties officeooo:rsid="005efaae" officeooo:paragraph-rsid="005efaae"/>
    </style:style>
    <style:style style:name="P54" style:family="paragraph" style:parent-style-name="Standard">
      <style:text-properties officeooo:rsid="005fd5af" officeooo:paragraph-rsid="005fd5af"/>
    </style:style>
    <style:style style:name="P55" style:family="paragraph" style:parent-style-name="Standard">
      <style:text-properties officeooo:rsid="00619f71" officeooo:paragraph-rsid="00653b11"/>
    </style:style>
    <style:style style:name="P56" style:family="paragraph" style:parent-style-name="Standard">
      <style:text-properties officeooo:rsid="00652301" officeooo:paragraph-rsid="00652301"/>
    </style:style>
    <style:style style:name="P57" style:family="paragraph" style:parent-style-name="Standard">
      <style:text-properties officeooo:rsid="006595f9" officeooo:paragraph-rsid="006595f9"/>
    </style:style>
    <style:style style:name="P58" style:family="paragraph" style:parent-style-name="Standard">
      <style:text-properties officeooo:rsid="0066976d" officeooo:paragraph-rsid="0066976d"/>
    </style:style>
    <style:style style:name="P59" style:family="paragraph" style:parent-style-name="Standard">
      <style:text-properties officeooo:rsid="00678fec" officeooo:paragraph-rsid="00678fec"/>
    </style:style>
    <style:style style:name="P60" style:family="paragraph" style:parent-style-name="Standard">
      <style:text-properties officeooo:rsid="0068c911" officeooo:paragraph-rsid="0068c911"/>
    </style:style>
    <style:style style:name="P61" style:family="paragraph" style:parent-style-name="Standard">
      <style:text-properties officeooo:rsid="006a7166" officeooo:paragraph-rsid="006a7166"/>
    </style:style>
    <style:style style:name="P62" style:family="paragraph" style:parent-style-name="Standard">
      <style:text-properties officeooo:rsid="006d7439" officeooo:paragraph-rsid="006d7439"/>
    </style:style>
    <style:style style:name="P63" style:family="paragraph" style:parent-style-name="Standard">
      <style:text-properties officeooo:rsid="006eadac" officeooo:paragraph-rsid="006eadac"/>
    </style:style>
    <style:style style:name="P64" style:family="paragraph" style:parent-style-name="Standard">
      <style:text-properties officeooo:rsid="00714394" officeooo:paragraph-rsid="00714394"/>
    </style:style>
    <style:style style:name="P65" style:family="paragraph" style:parent-style-name="Standard">
      <style:text-properties officeooo:rsid="00721dfd" officeooo:paragraph-rsid="00721dfd"/>
    </style:style>
    <style:style style:name="P66" style:family="paragraph" style:parent-style-name="Standard">
      <style:text-properties officeooo:rsid="0074087e" officeooo:paragraph-rsid="0074087e"/>
    </style:style>
    <style:style style:name="P67" style:family="paragraph" style:parent-style-name="Standard">
      <style:text-properties officeooo:rsid="0074e675" officeooo:paragraph-rsid="0074e675"/>
    </style:style>
    <style:style style:name="P68" style:family="paragraph" style:parent-style-name="Standard">
      <style:text-properties officeooo:rsid="0076a0f0" officeooo:paragraph-rsid="0076a0f0"/>
    </style:style>
    <style:style style:name="P69" style:family="paragraph" style:parent-style-name="Standard">
      <style:text-properties officeooo:rsid="00770c71" officeooo:paragraph-rsid="00770c71"/>
    </style:style>
    <style:style style:name="P70" style:family="paragraph" style:parent-style-name="Standard">
      <style:text-properties officeooo:rsid="0078e55e" officeooo:paragraph-rsid="0078e55e"/>
    </style:style>
    <style:style style:name="P71" style:family="paragraph" style:parent-style-name="Standard">
      <style:text-properties officeooo:rsid="007a9420" officeooo:paragraph-rsid="007a9420"/>
    </style:style>
    <style:style style:name="P72" style:family="paragraph" style:parent-style-name="Standard">
      <style:text-properties officeooo:rsid="007bf908" officeooo:paragraph-rsid="007bf908"/>
    </style:style>
    <style:style style:name="P73" style:family="paragraph" style:parent-style-name="Standard">
      <style:text-properties officeooo:rsid="007e76c0" officeooo:paragraph-rsid="007e76c0"/>
    </style:style>
    <style:style style:name="P74" style:family="paragraph" style:parent-style-name="Standard">
      <style:text-properties officeooo:rsid="00818bc3" officeooo:paragraph-rsid="00818bc3"/>
    </style:style>
    <style:style style:name="P75" style:family="paragraph" style:parent-style-name="Standard">
      <style:text-properties officeooo:rsid="00819d9a" officeooo:paragraph-rsid="00819d9a"/>
    </style:style>
    <style:style style:name="P76" style:family="paragraph" style:parent-style-name="Standard">
      <style:text-properties officeooo:rsid="008298c9" officeooo:paragraph-rsid="008298c9"/>
    </style:style>
    <style:style style:name="P77" style:family="paragraph" style:parent-style-name="Standard">
      <style:text-properties officeooo:rsid="008363fd" officeooo:paragraph-rsid="008363fd"/>
    </style:style>
    <style:style style:name="P78" style:family="paragraph" style:parent-style-name="Standard">
      <style:text-properties officeooo:rsid="0085348c" officeooo:paragraph-rsid="0085348c"/>
    </style:style>
    <style:style style:name="P79" style:family="paragraph" style:parent-style-name="Standard">
      <style:text-properties officeooo:rsid="0085e7b3" officeooo:paragraph-rsid="0085e7b3"/>
    </style:style>
    <style:style style:name="P80" style:family="paragraph" style:parent-style-name="Standard">
      <style:text-properties officeooo:rsid="0086129d" officeooo:paragraph-rsid="0086129d"/>
    </style:style>
    <style:style style:name="P81" style:family="paragraph" style:parent-style-name="Standard">
      <style:text-properties officeooo:rsid="0087c10b" officeooo:paragraph-rsid="0087c10b"/>
    </style:style>
    <style:style style:name="P82" style:family="paragraph" style:parent-style-name="Standard">
      <style:text-properties officeooo:rsid="008ac792" officeooo:paragraph-rsid="008ac792"/>
    </style:style>
    <style:style style:name="P83" style:family="paragraph" style:parent-style-name="Standard">
      <style:text-properties officeooo:rsid="008ca569" officeooo:paragraph-rsid="008ca569"/>
    </style:style>
    <style:style style:name="P84" style:family="paragraph" style:parent-style-name="Standard">
      <style:text-properties officeooo:rsid="008d44e1" officeooo:paragraph-rsid="008d44e1"/>
    </style:style>
    <style:style style:name="P85" style:family="paragraph" style:parent-style-name="Standard">
      <style:text-properties officeooo:rsid="008e2098" officeooo:paragraph-rsid="008e2098"/>
    </style:style>
    <style:style style:name="P86" style:family="paragraph" style:parent-style-name="Standard">
      <style:text-properties officeooo:rsid="0092ccba" officeooo:paragraph-rsid="0092ccba"/>
    </style:style>
    <style:style style:name="P87" style:family="paragraph" style:parent-style-name="Standard">
      <style:text-properties officeooo:rsid="00619f71" officeooo:paragraph-rsid="00619f71"/>
    </style:style>
    <style:style style:name="T1" style:family="text">
      <style:text-properties officeooo:rsid="001154ed"/>
    </style:style>
    <style:style style:name="T2" style:family="text">
      <style:text-properties officeooo:rsid="0011ff74"/>
    </style:style>
    <style:style style:name="T3" style:family="text">
      <style:text-properties officeooo:rsid="00177ec3"/>
    </style:style>
    <style:style style:name="T4" style:family="text">
      <style:text-properties officeooo:rsid="001945c9"/>
    </style:style>
    <style:style style:name="T5" style:family="text">
      <style:text-properties officeooo:rsid="00209965"/>
    </style:style>
    <style:style style:name="T6" style:family="text">
      <style:text-properties officeooo:rsid="0022ac38"/>
    </style:style>
    <style:style style:name="T7" style:family="text">
      <style:text-properties officeooo:rsid="0025f345"/>
    </style:style>
    <style:style style:name="T8" style:family="text">
      <style:text-properties officeooo:rsid="00269732"/>
    </style:style>
    <style:style style:name="T9" style:family="text">
      <style:text-properties officeooo:rsid="00275324"/>
    </style:style>
    <style:style style:name="T10" style:family="text">
      <style:text-properties officeooo:rsid="00280431"/>
    </style:style>
    <style:style style:name="T11" style:family="text">
      <style:text-properties officeooo:rsid="002aeb25"/>
    </style:style>
    <style:style style:name="T12" style:family="text">
      <style:text-properties officeooo:rsid="002c2509"/>
    </style:style>
    <style:style style:name="T13" style:family="text">
      <style:text-properties officeooo:rsid="0030d947"/>
    </style:style>
    <style:style style:name="T14" style:family="text">
      <style:text-properties officeooo:rsid="0031fb54"/>
    </style:style>
    <style:style style:name="T15" style:family="text">
      <style:text-properties officeooo:rsid="00354ebf"/>
    </style:style>
    <style:style style:name="T16" style:family="text">
      <style:text-properties officeooo:rsid="00372303"/>
    </style:style>
    <style:style style:name="T17" style:family="text">
      <style:text-properties officeooo:rsid="0039c808"/>
    </style:style>
    <style:style style:name="T18" style:family="text">
      <style:text-properties officeooo:rsid="0039a925"/>
    </style:style>
    <style:style style:name="T19" style:family="text">
      <style:text-properties officeooo:rsid="003d817c"/>
    </style:style>
    <style:style style:name="T20" style:family="text">
      <style:text-properties officeooo:rsid="00476215"/>
    </style:style>
    <style:style style:name="T21" style:family="text">
      <style:text-properties officeooo:rsid="0049751a"/>
    </style:style>
    <style:style style:name="T22" style:family="text">
      <style:text-properties officeooo:rsid="004a7a14"/>
    </style:style>
    <style:style style:name="T23" style:family="text">
      <style:text-properties officeooo:rsid="004d7111"/>
    </style:style>
    <style:style style:name="T24" style:family="text">
      <style:text-properties officeooo:rsid="0051577a"/>
    </style:style>
    <style:style style:name="T25" style:family="text">
      <style:text-properties officeooo:rsid="00532c9e"/>
    </style:style>
    <style:style style:name="T26" style:family="text">
      <style:text-properties officeooo:rsid="0055399c"/>
    </style:style>
    <style:style style:name="T27" style:family="text">
      <style:text-properties officeooo:rsid="00586abe"/>
    </style:style>
    <style:style style:name="T28" style:family="text">
      <style:text-properties officeooo:rsid="005ad105"/>
    </style:style>
    <style:style style:name="T29" style:family="text">
      <style:text-properties officeooo:rsid="005c1e42"/>
    </style:style>
    <style:style style:name="T30" style:family="text">
      <style:text-properties officeooo:rsid="005e9333"/>
    </style:style>
    <style:style style:name="T31" style:family="text">
      <style:text-properties officeooo:rsid="0062b10b"/>
    </style:style>
    <style:style style:name="T32" style:family="text">
      <style:text-properties officeooo:rsid="00640d9c"/>
    </style:style>
    <style:style style:name="T33" style:family="text">
      <style:text-properties officeooo:rsid="00653b11"/>
    </style:style>
    <style:style style:name="T34" style:family="text">
      <style:text-properties officeooo:rsid="0065e1b4"/>
    </style:style>
    <style:style style:name="T35" style:family="text">
      <style:text-properties officeooo:rsid="00687a96"/>
    </style:style>
    <style:style style:name="T36" style:family="text">
      <style:text-properties officeooo:rsid="006c3ac7"/>
    </style:style>
    <style:style style:name="T37" style:family="text">
      <style:text-properties officeooo:rsid="006ebd85"/>
    </style:style>
    <style:style style:name="T38" style:family="text">
      <style:text-properties officeooo:rsid="0071fa21"/>
    </style:style>
    <style:style style:name="T39" style:family="text">
      <style:text-properties officeooo:rsid="0077ad78"/>
    </style:style>
    <style:style style:name="T40" style:family="text">
      <style:text-properties officeooo:rsid="00784475"/>
    </style:style>
    <style:style style:name="T41" style:family="text">
      <style:text-properties officeooo:rsid="007a9420"/>
    </style:style>
    <style:style style:name="T42" style:family="text">
      <style:text-properties officeooo:rsid="007d2754"/>
    </style:style>
    <style:style style:name="T43" style:family="text">
      <style:text-properties officeooo:rsid="00818bc3"/>
    </style:style>
    <style:style style:name="T44" style:family="text">
      <style:text-properties officeooo:rsid="007f9d13"/>
    </style:style>
    <style:style style:name="T45" style:family="text">
      <style:text-properties officeooo:rsid="0085f304"/>
    </style:style>
    <style:style style:name="T46" style:family="text">
      <style:text-properties officeooo:rsid="00875402"/>
    </style:style>
    <style:style style:name="T47" style:family="text">
      <style:text-properties officeooo:rsid="008995bc"/>
    </style:style>
    <style:style style:name="T48" style:family="text">
      <style:text-properties officeooo:rsid="008b45c5"/>
    </style:style>
    <style:style style:name="T49" style:family="text">
      <style:text-properties officeooo:rsid="008fe048"/>
    </style:style>
    <style:style style:name="T50" style:family="text">
      <style:text-properties officeooo:rsid="0090829c"/>
    </style:style>
    <style:style style:name="T51" style:family="text">
      <style:text-properties officeooo:rsid="00924d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gging bamboo shoots are prohibited. It’s well known that bamboo shoots are panda’s diet.</text:p>
      <text:p text:style-name="P2">This guy <text:span text:style-name="T1">tried to </text:span>smuggl<text:span text:style-name="T1">e</text:span> 96 iPhones using only his body. This guy <text:span text:style-name="T1">tried to </text:span>smuggle 96 iPhones using only his body.</text:p>
      <text:p text:style-name="P3">Ongoing, Starship launched failed, success is uncertain, but attempting is ongoing. <text:span text:style-name="T2">No agreement has yet been reached and the negotiation is still ongoing. </text:span></text:p>
      <text:p text:style-name="P4">The ongoing conflicts cause a lot of people facing food insecurity. <text:s/>The ongoing conflicts cause a lot of people facing food insecurity.</text:p>
      <text:p text:style-name="P5">Vehicle exhaust emission, how do vehicle exhaust emission affect indoor air quality?</text:p>
      <text:p text:style-name="P5">Grief, grief is a natural response of loss. Grief is a natural response of loss. </text:p>
      <text:p text:style-name="P6">Citizenship, nationality, the benefits and rights of US citizenship. US citizenship benefits and rights.</text:p>
      <text:p text:style-name="P7">homeless guy was eating leftovers but the waitress took them it and gave him fresh food. <text:span text:style-name="T3">Homeless guy was eating leftovers, but the waitress took it away and gave him fresh food.</text:span></text:p>
      <text:p text:style-name="P8">Windows Shortcut keys. I know a shortcut way to the town. </text:p>
      <text:p text:style-name="P8">A call in US will cost you around 25 cents. <text:s/><text:span text:style-name="T4">When he arrived in America, he didn’t have a cent.</text:span></text:p>
      <text:p text:style-name="P9">Magnification factor, these microscopes have 10 magnification factors, they magnify 10 times.</text:p>
      <text:p text:style-name="P10">Make sure it’s connected before you start speaking. Make sure it’s connected before you start speaking. </text:p>
      <text:p text:style-name="P11">Cleaning the window, washing the dishes, doing the laundry. <text:s/>Wiping the table. Dusting the furniture, mopping the floor, sweeping the floor.</text:p>
      <text:p text:style-name="P12">Junction temperature, you should slow down as you approach the junction.</text:p>
      <text:p text:style-name="P13">Make an effort not an excuse. Make an effort not an excuse.</text:p>
      <text:p text:style-name="P14">Gray level image to pseudo color transform. Gray level image to pseudo color transform. <text:span text:style-name="T5">Pseudo color image. Pseudo color image.</text:span></text:p>
      <text:p text:style-name="P15">How much does it cost to demolish a high rise building? 5 easy ways to demolish a high rise building. <text:s/><text:span text:style-name="T6">15 high risers demolished in China because the construction company ran out of money to complete the project.</text:span></text:p>
      <text:p text:style-name="P16">You don’t jump into the water with someone who is drowning, they are likely to pull you down too. </text:p>
      <text:p text:style-name="P16">You don’t jump into the water with someone who is drowning, they are likely to pull you down too.</text:p>
      <text:p text:style-name="P17">Humanoid robot, humanoid robot. Humanoid robot.</text:p>
      <text:p text:style-name="P18">Hubble Space Telescope, Hubble Space Telescope, James Webb Space Telescope, James Webb Space Telescope.</text:p>
      <text:p text:style-name="P19">Beetroot, beetroot benefits and nutritional value.</text:p>
      <text:p text:style-name="P20">India City, New Delhi, Mumbai. <text:span text:style-name="T7">New Delhi and Mumbai.</text:span></text:p>
      <text:p text:style-name="P21">Sack, the corn was stored in large sacks. <text:span text:style-name="T8">The corn was stored in large sacks.</text:span></text:p>
      <text:p text:style-name="P22">CBD, central business district, NYC, New York City. <text:span text:style-name="T9">Central Business District.</text:span></text:p>
      <text:p text:style-name="P23">DM me, direct message me. <text:s/><text:span text:style-name="T10">PM me, private message me.</text:span></text:p>
      <text:p text:style-name="P24">Bore, boring, boredom. <text:s/>Bore boring boredom.</text:p>
      <text:p text:style-name="P25">How to teach a naughty kid? How to teach naughty kid? </text:p>
      <text:p text:style-name="P25">It’s <text:span text:style-name="T11">freezing</text:span> outside make sure to wear more layers. <text:s/><text:span text:style-name="T11">It’s freezing outside make sure to wear more layers. </text:span><text:span text:style-name="T12">Lawyer, attorney, judge, the supreme court. </text:span></text:p>
      <text:p text:style-name="P26">Your job is not your life, it’s just a job, I shall explain the reasons. You are replaceable, if something bad happened to you, the company you work for will find a replacement without hesitation. </text:p>
      <text:p text:style-name="P27">Your job is not your life, it’s just a job, I shall explain the reasons, you are replaceable, if something bad happened to you, the company you work for will find a replacement without hesitation.</text:p>
      <text:p text:style-name="P28">Donald Trump signed an executive order to end birthright citizenship. <text:span text:style-name="T13">Donald trump signed an executive order to end birthright citizenship.</text:span></text:p>
      <text:p text:style-name="P29">The Nobel Prize rewards science, humanism and peace efforts. <text:span text:style-name="T14">South Korean Author wins 2024 Nobel Prize in Literature. </text:span></text:p>
      <text:p text:style-name="P30">Somali, Somali, <text:s/><text:span text:style-name="T15">Somali beach attack killed 32 peopl</text:span><text:span text:style-name="T16">e, police said.</text:span></text:p>
      <text:p text:style-name="P31"><text:span text:style-name="T17">Fingerprint, voiceprint, </text:span>Voiceprint authentication software, voiceprint recognition algorithm. <text:s/><text:span text:style-name="T18">Facebook enables 2 factor authentication. </text:span></text:p>
      <text:p text:style-name="P32">Different types of wrenches and spanners, wrenches and spanners, nut and bolt, nut and bolt.</text:p>
      <text:p text:style-name="P33"><text:soft-page-break/>Nagoya City in Japan, Nagoya City in Japan. <text:span text:style-name="T19">I live in Nagoya Japan.</text:span></text:p>
      <text:p text:style-name="P34">Greeland canteen goes downstairs from here. Greeland canteen goes downstairs from here. </text:p>
      <text:p text:style-name="P35">Chinglish, Chinglish, Chinese English Style.</text:p>
      <text:p text:style-name="P36">Rice crackers, rice crackers snacks, rice crackers. </text:p>
      <text:p text:style-name="P37">Punctuation marks, underscore, hyphen or dash, <text:s/>punctuation marks, underscore, hyphen or dash.</text:p>
      <text:p text:style-name="P38">Squid and octopus, what’s the difference, squid and octopus, what’s the difference? </text:p>
      <text:p text:style-name="P39">Mushroom is fungi, fungus can be poisonous. <text:s/><text:span text:style-name="T20">Mushroom is fungi, fungus can be poisonous.</text:span></text:p>
      <text:p text:style-name="P40">It’s too expensive to have 2 children in daycare. <text:s/>Do your children go to preschool or daycare? I pick my daughter up from daycare. <text:s/><text:span text:style-name="T21">Their toddlers attend daycare.</text:span></text:p>
      <text:p text:style-name="P41">I’m gonna maintain my car. Car maintenance Service. <text:s/><text:span text:style-name="T22">Car maintenance Checklist. </text:span></text:p>
      <text:p text:style-name="P42">Mandarin, <text:s/>what’s the Mandarin for beautiful? What’s the mandarin for beautiful? What’s the mandarin for beautiful?</text:p>
      <text:p text:style-name="P43">Outrage, the bomb, <text:span text:style-name="T23">which </text:span>killed 15 people, was <text:span text:style-name="T23">the </text:span>worst outrage.</text:p>
      <text:p text:style-name="P44">Join a club, participating in club, importance of club activities in school.</text:p>
      <text:p text:style-name="P45">I recommend you visit China, it reversed my preconception.</text:p>
      <text:p text:style-name="P46">Gimbals, <text:s/>three a<text:span text:style-name="T24">x</text:span>es gimbals sy<text:span text:style-name="T24">stem. Three axes gimbals system.</text:span></text:p>
      <text:p text:style-name="P47">Vatican, Vatican is a small country, located within the city of Rome, <text:span text:style-name="T25">Italy.</text:span></text:p>
      <text:p text:style-name="P48">The meat produced from a pig is called pork, bacon and ham. The meat produced from a pig is called pork, bacon and ham. <text:s/><text:span text:style-name="T26">How to cook bacon in a stove? How to cook bacon in a stove? </text:span></text:p>
      <text:p text:style-name="P49">Clown Statue, Clown Statue, Clown Statue Movie, Clown Statue Movie. </text:p>
      <text:p text:style-name="P50">I don’t know how to take good care of them, but I know how to ignore their tantrums. <text:span text:style-name="T27">I don’t know how to take care of them, but I know how to ignore their tantrums. </text:span></text:p>
      <text:p text:style-name="P51">Windmills, why is China installing windmills so fast? <text:span text:style-name="T28">Windmills landmarks, windmills landmarks. </text:span><text:span text:style-name="T29">Harnessing the wind, the role of windmills in renewable energy.</text:span></text:p>
      <text:p text:style-name="P52">Profit Maximization Rule, Profit Maximization Rule. <text:span text:style-name="T30">Profit Maximization Strategy.</text:span></text:p>
      <text:p text:style-name="P53">Joint Statement, Joint Press statement, </text:p>
      <text:p text:style-name="P54">understanding the basic rhythm of music, understanding the basic rhythm of music.</text:p>
      <text:p text:style-name="P55">Apple Safari Browser, <text:span text:style-name="T31">Why is Kenya is a best place for safaris? <text:s/></text:span><text:span text:style-name="T32">Apple Safari Browser, Why is Kenya a best place for </text:span><text:span text:style-name="T33">s</text:span><text:span text:style-name="T32">afaris? </text:span><text:span text:style-name="T12">Lawyer, attorney, judge, the supreme court. </text:span></text:p>
      <text:p text:style-name="P56">Clap, clapping, the audience clapped when she stood up to speak. </text:p>
      <text:p text:style-name="P57">Yantai Conch Square, <text:span text:style-name="T34">Where do conch pearls come from? Yantai Conch Square, where do conch pearls come from? </text:span></text:p>
      <text:p text:style-name="P58">Her mother scolded her for breaking her favorite vase, how to stay positive when scolding your child? </text:p>
      <text:p text:style-name="P59">Shortsightedness is not an illness, but a 100$ billion business. Shortsightedness is not an illness, but a 100$ billion business. <text:span text:style-name="T35">Nearsightedness, Nearsightedness.</text:span></text:p>
      <text:p text:style-name="P60">You spend roughly one out three of your life asleep. Rough speaking, it’s 7 million population in Yantai City. </text:p>
      <text:p text:style-name="P61">A few, several, many, <text:s/>numerous, countless. <text:s/><text:span text:style-name="T36">A few, several, many, numerous, countless. </text:span></text:p>
      <text:p text:style-name="P62">The tire-shaped robot from China patrols streets and deploys tear gas to catch criminals. The tire shaped robot from China patrols streets and deploys tear gas to catch criminals. </text:p>
      <text:p text:style-name="P63">Most species of puffer-fish are toxic. <text:s/><text:span text:style-name="T37">Most species of puffer-fish are poisonous.</text:span></text:p>
      <text:p text:style-name="P64">Copywriter, Copywriter, We are seeking a bilingual copywriter. We are seeking a bilingual copywriter. <text:s/><text:span text:style-name="T38">Copyright infringement. Copyright infringement. </text:span></text:p>
      <text:p text:style-name="P65">Abnormal weather, abnormal condition, abnormal behavior. </text:p>
      <text:p text:style-name="P66">When human body is angry, it eats itself, it does a cleaning process, removing sick cells and cancer. </text:p>
      <text:p text:style-name="P67">Did you put the car in the garage? Garage cleanup, keep all things organized. </text:p>
      <text:p text:style-name="P68">Fuel gauge, fuel gauge, use a thermometer to gauge the temperature. </text:p>
      <text:p text:style-name="P69">In our office, women outnumber men, three to one. <text:s/><text:span text:style-name="T39">China’s urban pet forecast </text:span><text:span text:style-name="T40">to</text:span><text:span text:style-name="T39"> outnumber toddlers this year. </text:span></text:p>
      <text:p text:style-name="P70">If farmers don’t work, we die of starvation, so salute to farmers. When you see an officer, you must salute. <text:s/><text:span text:style-name="T41">Salute to the man. </text:span></text:p>
      <text:p text:style-name="P71"><text:soft-page-break/>Single, double, triple, quadruple. Single double triple, quadruple. </text:p>
      <text:p text:style-name="P72">Hesitation, hesitation, she got in the car without hesitation, she got in the car without hesitation. Turning hesitation into action. <text:span text:style-name="T42">Turning hesitation into action. </text:span></text:p>
      <text:p text:style-name="P73"><text:span text:style-name="T43">Retaliate, retaliation. </text:span>Working retaliation, your manager said, you are fired. <text:span text:style-name="T44">This bomb attack was in retaliation for the recent arrest of two well-known terrorists. <text:s/></text:span><text:span text:style-name="T43">It was a mistake for China to retaliate. <text:s/>It was a mistake for China to retaliate. <text:s/></text:span></text:p>
      <text:p text:style-name="P74">Weak people revenge, strong people forgive and intelligent people ignore. </text:p>
      <text:p text:style-name="P75">Ultrasonic plastic plastic welding machine. Ultrasonic plastic plastic welding machine. </text:p>
      <text:p text:style-name="P76">Teddy bear, teddy bear. Teddy bear. </text:p>
      <text:p text:style-name="P77">The insurance company paid him some money to compensate for his accident. The insurance company paid him some money to compensate for his accident. </text:p>
      <text:p text:style-name="P78">In China, people burn joss paper to deceased relatives in Qingming festival and hungry ghost festival. In China people burn joss paper to deceased relative in Qingming festival and hungry ghost festival. </text:p>
      <text:p text:style-name="P79">After many years of infertility, you can still get pregnant naturally. <text:span text:style-name="T45">Pregnant immediately after 1 treatment, infertility treatment pills, no side effect, low cost and quick effect. </text:span></text:p>
      <text:p text:style-name="P80">remarrying after a divorce. <text:s/>Remarry, remarriage. <text:s/>Dad remarried when I was 15. <text:span text:style-name="T46">Dad remarried when I was 15. </text:span></text:p>
      <text:p text:style-name="P81">civil engineer, civil engineering, what does a civil engineer do? <text:s/><text:span text:style-name="T47">If a civil engineer becomes a barber? </text:span></text:p>
      <text:p text:style-name="P82">Sydney, Sydney, <text:span text:style-name="T48">A large city in Australia. Where is Sydney? Location of Sydney in Australia Map.</text:span></text:p>
      <text:p text:style-name="P83">Nationality, she has British nationality. <text:s/>What nationality are you?</text:p>
      <text:p text:style-name="P84">Potato, sweet potato, taro. Potato, sweet potato, taro. </text:p>
      <text:p text:style-name="P85">He suddenly felt an intense pain in his back. Psychology behind intense emotions. <text:span text:style-name="T49">Why do you have intense emotions? Intense, intensity. </text:span><text:span text:style-name="T50">Measure the light intensity. <text:s/></text:span><text:span text:style-name="T51">Measure the light intensity. </text:span></text:p>
      <text:p text:style-name="P85"/>
      <text:p text:style-name="P81"/>
      <text:p text:style-name="P80"/>
      <text:p text:style-name="P86"/>
      <text:p text:style-name="P86"/>
      <text:p text:style-name="P86"/>
      <text:p text:style-name="P86"/>
      <text:p text:style-name="P86"><text:s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0"/>
      <text:p text:style-name="P69"/>
      <text:p text:style-name="P69"/>
      <text:p text:style-name="P69"/>
      <text:p text:style-name="P63"/>
      <text:p text:style-name="P63"/>
      <text:p text:style-name="P63"/>
      <text:p text:style-name="P63"/>
      <text:p text:style-name="P59"><text:soft-page-break/></text:p>
      <text:p text:style-name="P59"/>
      <text:p text:style-name="P59"/>
      <text:p text:style-name="P57"/>
      <text:p text:style-name="P56"/>
      <text:p text:style-name="P56"/>
      <text:p text:style-name="P87"/>
      <text:p text:style-name="P87"/>
      <text:p text:style-name="P43"/>
      <text:p text:style-name="P43"/>
      <text:p text:style-name="P39"/>
      <text:p text:style-name="P37"/>
      <text:p text:style-name="P30"/>
      <text:p text:style-name="P28"/>
      <text:p text:style-name="P25"/>
      <text:p text:style-name="P23"/>
      <text:p text:style-name="P21"/>
      <text:p text:style-name="P20"/>
      <text:p text:style-name="P14"/>
      <text:p text:style-name="P14"/>
      <text:p text:style-name="P14"/>
      <text:p text:style-name="P8"/>
      <text:p text:style-name="P8"/>
      <text:p text:style-name="P7"/>
      <text:p text:style-name="P6"/>
      <text:p text:style-name="P4"/>
      <text:p text:style-name="P3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07:54:11.215102312</meta:creation-date>
    <dc:date>2025-06-18T09:17:52.934142385</dc:date>
    <meta:editing-duration>PT1H8M38S</meta:editing-duration>
    <meta:editing-cycles>136</meta:editing-cycles>
    <meta:generator>LibreOffice/24.8.7.2$Linux_X86_64 LibreOffice_project/480$Build-2</meta:generator>
    <meta:document-statistic meta:table-count="0" meta:image-count="0" meta:object-count="0" meta:page-count="4" meta:paragraph-count="90" meta:word-count="1482" meta:character-count="9357" meta:non-whitespace-character-count="7886"/>
  </office:meta>
</office:document-meta>
</file>